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JetBrainsMonoNL" svg:font-family="JetBrainsMonoNL, monospace"/>
    <style:font-face style:name="Lohit Devanagari1" svg:font-family="'Lohit Devanagari'"/>
    <style:font-face style:name="Noto Sans" svg:font-family="'Noto Sans', sans-serif"/>
    <style:font-face style:name="SFMono-Regular" svg:font-family="SFMono-Regular, Consolas, 'Liberation Mono', Menlo, monospace"/>
    <style:font-face style:name="SourceSansPro" svg:font-family="SourceSansPro, sans-serif"/>
    <style:font-face style:name="arial" svg:font-family="arial, sans-serif"/>
    <style:font-face style:name="inherit" svg:font-family="inherit"/>
    <style:font-face style:name="monospace" svg:font-family="monospace, monospace"/>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864cm" table:align="left"/>
    </style:style>
    <style:style style:name="Table1.A" style:family="table-column">
      <style:table-column-properties style:column-width="2.985cm"/>
    </style:style>
    <style:style style:name="Table1.B" style:family="table-column">
      <style:table-column-properties style:column-width="5.879cm"/>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P1" style:family="paragraph" style:parent-style-name="Standard">
      <style:text-properties officeooo:rsid="0014869a" officeooo:paragraph-rsid="0014869a"/>
    </style:style>
    <style:style style:name="P2" style:family="paragraph" style:parent-style-name="Standard">
      <style:text-properties officeooo:rsid="0014d22a" officeooo:paragraph-rsid="0014d22a"/>
    </style:style>
    <style:style style:name="P3" style:family="paragraph" style:parent-style-name="Standard">
      <style:text-properties officeooo:rsid="001534cc" officeooo:paragraph-rsid="001534cc"/>
    </style:style>
    <style:style style:name="P4" style:family="paragraph" style:parent-style-name="Text_20_body">
      <style:text-properties fo:font-weight="bold" officeooo:paragraph-rsid="00159a9d" style:font-weight-asian="bold" style:font-weight-complex="bold"/>
    </style:style>
    <style:style style:name="P5" style:family="paragraph" style:parent-style-name="Text_20_body">
      <style:paragraph-properties fo:margin-left="0cm" fo:margin-right="0cm" fo:margin-top="0cm" fo:margin-bottom="0.423cm" loext:contextual-spacing="false" fo:text-indent="0cm" style:auto-text-indent="false" fo:padding="0cm" fo:border="none"/>
      <style:text-properties fo:font-size="11pt" fo:font-weight="normal" style:font-size-asian="11pt" style:font-weight-asian="normal" style:font-size-complex="11pt" style:font-weight-complex="normal"/>
    </style:style>
    <style:style style:name="P6" style:family="paragraph" style:parent-style-name="Text_20_body">
      <style:paragraph-properties fo:margin-left="0cm" fo:margin-right="0cm" fo:margin-top="0cm" fo:margin-bottom="0.423cm" loext:contextual-spacing="false" fo:text-indent="0cm" style:auto-text-indent="false" fo:padding="0cm" fo:border="none"/>
      <style:text-properties fo:font-size="11pt" fo:font-weight="normal" officeooo:rsid="00183d69" officeooo:paragraph-rsid="00183d69" style:font-size-asian="9.60000038146973pt" style:font-weight-asian="normal" style:font-size-complex="11pt" style:font-weight-complex="normal"/>
    </style:style>
    <style:style style:name="P7" style:family="paragraph" style:parent-style-name="Text_20_body">
      <style:paragraph-properties fo:margin-left="0cm" fo:margin-right="0cm" fo:margin-top="0cm" fo:margin-bottom="0.423cm" loext:contextual-spacing="false" fo:text-indent="0cm" style:auto-text-indent="false" fo:padding="0cm" fo:border="none"/>
      <style:text-properties fo:font-size="22pt" fo:font-weight="normal" officeooo:rsid="00183d69" officeooo:paragraph-rsid="00183d69" style:font-size-asian="22pt" style:font-weight-asian="normal" style:font-size-complex="22pt" style:font-weight-complex="normal"/>
    </style:style>
    <style:style style:name="P8" style:family="paragraph" style:parent-style-name="Text_20_body">
      <style:paragraph-properties fo:margin-left="0cm" fo:margin-right="0cm" fo:margin-top="0cm" fo:margin-bottom="0.423cm" loext:contextual-spacing="false" fo:text-indent="0cm" style:auto-text-indent="false" fo:padding="0cm" fo:border="none"/>
      <style:text-properties officeooo:paragraph-rsid="00183d69"/>
    </style:style>
    <style:style style:name="P9" style:family="paragraph" style:parent-style-name="Text_20_body">
      <style:paragraph-properties fo:margin-left="0cm" fo:margin-right="0cm" fo:margin-top="0cm" fo:margin-bottom="0.423cm" loext:contextual-spacing="false" fo:text-indent="0cm" style:auto-text-indent="false" fo:padding="0cm" fo:border="none"/>
      <style:text-properties officeooo:rsid="00183d69" officeooo:paragraph-rsid="00183d69"/>
    </style:style>
    <style:style style:name="P10" style:family="paragraph" style:parent-style-name="Text_20_body">
      <style:paragraph-properties fo:margin-left="0cm" fo:margin-right="0cm" fo:margin-top="0cm" fo:margin-bottom="0.423cm" loext:contextual-spacing="false" fo:text-indent="0cm" style:auto-text-indent="false" fo:padding="0cm" fo:border="none"/>
      <style:text-properties officeooo:paragraph-rsid="0019fc99"/>
    </style:style>
    <style:style style:name="P11" style:family="paragraph" style:parent-style-name="Text_20_body">
      <style:paragraph-properties fo:margin-left="0cm" fo:margin-right="0cm" fo:margin-top="0cm" fo:margin-bottom="0.423cm" loext:contextual-spacing="false" fo:text-indent="0cm" style:auto-text-indent="false" fo:padding="0cm" fo:border="none"/>
      <style:text-properties officeooo:paragraph-rsid="001b0682"/>
    </style:style>
    <style:style style:name="P12" style:family="paragraph" style:parent-style-name="Text_20_body">
      <style:paragraph-properties fo:margin-left="0cm" fo:margin-right="0cm" fo:margin-top="0cm" fo:margin-bottom="0.423cm" loext:contextual-spacing="false" fo:text-indent="0cm" style:auto-text-indent="false" fo:padding="0cm" fo:border="none"/>
      <style:text-properties officeooo:rsid="001ccfbe" officeooo:paragraph-rsid="001ccfbe"/>
    </style:style>
    <style:style style:name="P13" style:family="paragraph" style:parent-style-name="Text_20_body">
      <style:paragraph-properties fo:margin-left="0cm" fo:margin-right="0cm" fo:margin-top="0cm" fo:margin-bottom="0.423cm" loext:contextual-spacing="false" fo:text-indent="0cm" style:auto-text-indent="false" fo:padding="0cm" fo:border="none"/>
      <style:text-properties officeooo:rsid="001d5dbd" officeooo:paragraph-rsid="001d5dbd"/>
    </style:style>
    <style:style style:name="P14" style:family="paragraph" style:parent-style-name="Text_20_body">
      <style:paragraph-properties fo:margin-left="0cm" fo:margin-right="0cm" fo:margin-top="0cm" fo:margin-bottom="0.423cm" loext:contextual-spacing="false" fo:text-indent="0cm" style:auto-text-indent="false" fo:padding="0cm" fo:border="none"/>
      <style:text-properties officeooo:rsid="00211e85" officeooo:paragraph-rsid="00211e85"/>
    </style:style>
    <style:style style:name="P15" style:family="paragraph" style:parent-style-name="Text_20_body">
      <style:paragraph-properties fo:margin-left="0cm" fo:margin-right="0cm" fo:margin-top="0cm" fo:margin-bottom="0.423cm" loext:contextual-spacing="false" fo:text-indent="0cm" style:auto-text-indent="false" fo:padding="0cm" fo:border="none"/>
      <style:text-properties fo:font-variant="normal" fo:text-transform="none" fo:color="#111111" style:font-name="SourceSansPro" fo:font-size="12.75pt" fo:letter-spacing="normal" fo:font-style="normal" fo:font-weight="normal" officeooo:rsid="00211e85" officeooo:paragraph-rsid="00211e85"/>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loext:padding="0cm" loext:border="none"/>
    </style:style>
    <style:style style:name="P1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111111" style:font-name="SourceSansPro" fo:font-size="12.75pt" fo:letter-spacing="normal" fo:font-style="normal" fo:font-weight="normal"/>
    </style:style>
    <style:style style:name="P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rsid="00211e85" loext:padding="0cm" loext:border="none"/>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officeooo:rsid="00211e85" officeooo:paragraph-rsid="00211e85"/>
    </style:style>
    <style:style style:name="P22"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111111" style:font-name="SourceSansPro" fo:font-size="12.75pt" fo:letter-spacing="normal" fo:font-style="normal" fo:font-weight="normal"/>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11111" style:font-name="SourceSansPro" fo:font-size="12.75pt" fo:letter-spacing="normal" fo:font-style="normal" fo:font-weight="normal" officeooo:rsid="00211e85" officeooo:paragraph-rsid="00211e85"/>
    </style:style>
    <style:style style:name="P24" style:family="paragraph" style:parent-style-name="Text_20_body">
      <style:paragraph-properties fo:margin-left="0cm" fo:margin-right="0cm" fo:margin-top="0cm" fo:margin-bottom="0cm" loext:contextual-spacing="false" fo:line-height="180%" fo:orphans="2" fo:widows="2" fo:text-indent="0cm" style:auto-text-indent="false"/>
      <style:text-properties fo:font-variant="normal" fo:text-transform="none" fo:color="#0d405f" style:font-name="Noto Sans" fo:font-size="12pt" fo:letter-spacing="normal" fo:font-style="normal" fo:font-weight="normal" fo:background-color="#f9f9fb" loext:padding="0cm" loext:border="none"/>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d5156" style:font-name="arial" fo:font-size="10.5pt" fo:letter-spacing="normal" fo:font-style="normal" fo:font-weight="normal" officeooo:rsid="00211e85" officeooo:paragraph-rsid="00211e85"/>
    </style:style>
    <style:style style:name="P26" style:family="paragraph" style:parent-style-name="Text_20_body">
      <style:paragraph-properties fo:margin-left="0cm" fo:margin-right="0cm" fo:margin-top="0cm" fo:margin-bottom="0cm" loext:contextual-spacing="false" fo:orphans="2" fo:widows="2" fo:text-indent="0cm" style:auto-text-indent="false"/>
    </style:style>
    <style:style style:name="P27"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28" style:family="paragraph" style:parent-style-name="Text_20_body">
      <style:paragraph-properties fo:orphans="2" fo:widows="2"/>
    </style:style>
    <style:style style:name="P29" style:family="paragraph" style:parent-style-name="Text_20_body">
      <style:paragraph-properties fo:margin-top="0cm" fo:margin-bottom="0cm" loext:contextual-spacing="false" fo:text-align="center" style:justify-single-word="false" fo:orphans="2" fo:widows="2"/>
      <style:text-properties loext:padding="0cm" loext:border="none"/>
    </style:style>
    <style:style style:name="P30" style:family="paragraph" style:parent-style-name="Text_20_body">
      <style:paragraph-properties fo:margin-top="0cm" fo:margin-bottom="0cm" loext:contextual-spacing="false" fo:orphans="2" fo:widows="2"/>
    </style:style>
    <style:style style:name="P31" style:family="paragraph" style:parent-style-name="Text_20_body">
      <style:paragraph-properties fo:margin-top="0cm" fo:margin-bottom="0cm" loext:contextual-spacing="false" fo:text-align="center" style:justify-single-word="false" fo:orphans="2" fo:widows="2"/>
      <style:text-properties officeooo:rsid="00211e85" officeooo:paragraph-rsid="00211e85" loext:padding="0cm" loext:border="none"/>
    </style:style>
    <style:style style:name="P32" style:family="paragraph" style:parent-style-name="Preformatted_20_Text">
      <style:paragraph-properties fo:margin-left="0cm" fo:margin-right="0cm" fo:margin-top="0cm" fo:margin-bottom="0.423cm" loext:contextual-spacing="false" fo:text-indent="0cm" style:auto-text-indent="false" fo:padding="0cm" fo:border="none"/>
      <style:text-properties officeooo:rsid="001d5dbd" officeooo:paragraph-rsid="001d5dbd"/>
    </style:style>
    <style:style style:name="P33" style:family="paragraph" style:parent-style-name="Preformatted_20_Text">
      <loext:graphic-properties draw:fill="solid" draw:fill-color="#efebe4" draw:opacity="100%"/>
      <style:paragraph-properties fo:margin-top="0cm" fo:margin-bottom="0cm" loext:contextual-spacing="false" fo:line-height="150%" fo:orphans="2" fo:widows="2" fo:background-color="#efebe4" fo:padding="0cm" fo:border="none"/>
    </style:style>
    <style:style style:name="P34" style:family="paragraph" style:parent-style-name="Preformatted_20_Text">
      <loext:graphic-properties draw:fill="solid" draw:fill-color="#efebe4" draw:opacity="100%"/>
      <style:paragraph-properties fo:margin-top="0cm" fo:margin-bottom="0cm" loext:contextual-spacing="false" fo:line-height="150%" fo:orphans="2" fo:widows="2" fo:background-color="#efebe4" fo:padding="0cm" fo:border="none"/>
      <style:text-properties officeooo:paragraph-rsid="001d8098"/>
    </style:style>
    <style:style style:name="P35" style:family="paragraph" style:parent-style-name="Preformatted_20_Text">
      <loext:graphic-properties draw:fill="solid" draw:fill-color="#efebe4" draw:opacity="100%"/>
      <style:paragraph-properties fo:margin-top="0cm" fo:margin-bottom="0cm" loext:contextual-spacing="false" fo:line-height="150%" fo:orphans="2" fo:widows="2" fo:background-color="#efebe4" fo:padding="0cm" fo:border="none"/>
      <style:text-properties officeooo:paragraph-rsid="001ef02b"/>
    </style:style>
    <style:style style:name="P36" style:family="paragraph" style:parent-style-name="Preformatted_20_Text">
      <loext:graphic-properties draw:fill="solid" draw:fill-color="#efebe4" draw:opacity="100%"/>
      <style:paragraph-properties fo:margin-top="0cm" fo:margin-bottom="0cm" loext:contextual-spacing="false" fo:line-height="150%" fo:orphans="2" fo:widows="2" fo:background-color="#efebe4" fo:padding="0cm" fo:border="none"/>
      <style:text-properties officeooo:paragraph-rsid="00208f0a"/>
    </style:style>
    <style:style style:name="P37" style:family="paragraph" style:parent-style-name="Preformatted_20_Text">
      <loext:graphic-properties draw:fill="solid" draw:fill-color="#efebe4" draw:opacity="100%"/>
      <style:paragraph-properties fo:margin-top="0cm" fo:margin-bottom="0cm" loext:contextual-spacing="false" fo:line-height="150%" fo:orphans="2" fo:widows="2" fo:background-color="#efebe4" fo:padding="0cm" fo:border="none"/>
      <style:text-properties officeooo:paragraph-rsid="00211e85"/>
    </style:style>
    <style:style style:name="P38" style:family="paragraph" style:parent-style-name="Table_20_Contents">
      <style:paragraph-properties style:line-height-at-least="0.529cm"/>
      <style:text-properties style:font-name="SFMono-Regular" fo:font-size="9pt"/>
    </style:style>
    <style:style style:name="P39" style:family="paragraph" style:parent-style-name="Table_20_Contents">
      <style:paragraph-properties style:line-height-at-least="0.529cm"/>
      <style:text-properties style:font-name="SFMono-Regular" fo:font-size="9pt" officeooo:rsid="001d5dbd" officeooo:paragraph-rsid="001d5dbd"/>
    </style:style>
    <style:style style:name="P40" style:family="paragraph" style:parent-style-name="Table_20_Contents">
      <style:text-properties fo:font-size="2pt" style:font-size-asian="2pt" style:font-size-complex="2pt"/>
    </style:style>
    <style:style style:name="P41" style:family="paragraph" style:parent-style-name="Table_20_Contents">
      <style:text-properties fo:font-size="2pt" officeooo:rsid="001d5dbd" officeooo:paragraph-rsid="001d5dbd" style:font-size-asian="2pt" style:font-size-complex="2pt"/>
    </style:style>
    <style:style style:name="T1" style:family="text">
      <style:text-properties officeooo:rsid="001534cc"/>
    </style:style>
    <style:style style:name="T2" style:family="text">
      <style:text-properties fo:font-variant="normal" fo:text-transform="none" fo:color="#40424e" style:font-name="Likhan"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 style:family="text">
      <style:text-properties fo:font-variant="normal" fo:text-transform="none" fo:color="#40424e" style:font-name="Likhan" fo:font-size="11pt" fo:letter-spacing="normal" fo:font-style="normal" style:text-underline-style="none" style:font-size-asian="11pt" style:font-style-asian="normal" style:font-size-complex="11pt" style:font-style-complex="normal"/>
    </style:style>
    <style:style style:name="T4" style:family="text">
      <style:text-properties fo:font-variant="normal" fo:text-transform="none" fo:color="#40424e" style:font-name="Likhan" fo:font-size="11pt" fo:letter-spacing="normal" fo:font-style="normal" style:text-underline-style="none" officeooo:rsid="00159a9d" style:font-size-asian="11pt" style:font-style-asian="normal" style:font-size-complex="11pt" style:font-style-complex="normal"/>
    </style:style>
    <style:style style:name="T5" style:family="text">
      <style:text-properties fo:font-variant="normal" fo:text-transform="none" fo:color="#40424e" style:text-line-through-style="none" style:text-line-through-type="none" style:font-name="Likhan"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font-variant="normal" fo:text-transform="none" fo:color="#333333" style:font-name="monospace" fo:font-size="10.5pt" fo:letter-spacing="normal" fo:font-style="normal" fo:font-weight="bold"/>
    </style:style>
    <style:style style:name="T7" style:family="text">
      <style:text-properties fo:font-variant="normal" fo:text-transform="none" fo:color="#333333" style:font-name="monospace" fo:font-size="10.5pt" fo:letter-spacing="normal" fo:font-style="normal" fo:font-weight="normal"/>
    </style:style>
    <style:style style:name="T8" style:family="text">
      <style:text-properties fo:font-variant="normal" fo:text-transform="none" fo:color="#333333" style:font-name="monospace" fo:font-size="10.5pt" fo:letter-spacing="normal" fo:font-style="normal" fo:font-weight="normal" officeooo:rsid="00183d69"/>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officeooo:rsid="00183d69"/>
    </style:style>
    <style:style style:name="T11" style:family="text">
      <style:text-properties fo:font-variant="normal" fo:text-transform="none" fo:color="#333333" style:font-name="inherit" fo:font-size="9.75pt" fo:letter-spacing="normal" fo:font-style="normal" fo:font-weight="normal" fo:background-color="transparent" loext:char-shading-value="0" loext:padding="0cm" loext:border="none"/>
    </style:style>
    <style:style style:name="T12" style:family="text">
      <style:text-properties fo:font-variant="normal" fo:text-transform="none" fo:color="#333333" style:font-name="inherit" fo:font-size="9.75pt" fo:letter-spacing="normal" fo:font-style="normal" fo:font-weight="normal" officeooo:rsid="00183d69" fo:background-color="transparent" loext:char-shading-value="0" loext:padding="0cm" loext:border="none"/>
    </style:style>
    <style:style style:name="T13" style:family="text">
      <style:text-properties fo:font-variant="normal" fo:text-transform="none" fo:color="#333333" style:font-name="inherit" fo:font-size="9.75pt" fo:letter-spacing="normal" fo:font-style="normal" fo:font-weight="normal" officeooo:rsid="0019fc99" fo:background-color="transparent" loext:char-shading-value="0" loext:padding="0cm" loext:border="none"/>
    </style:style>
    <style:style style:name="T14" style:family="text">
      <style:text-properties fo:font-variant="normal" fo:text-transform="none" fo:color="#000000" style:font-name="monospace" fo:font-size="10.5pt" fo:letter-spacing="normal" fo:font-style="normal" fo:font-weight="normal"/>
    </style:style>
    <style:style style:name="T15" style:family="text">
      <style:text-properties fo:font-variant="normal" fo:text-transform="none" fo:color="#000000" style:font-name="monospace" fo:font-size="10.5pt" fo:letter-spacing="normal" fo:font-style="normal" fo:font-weight="normal" officeooo:rsid="0019fc99"/>
    </style:style>
    <style:style style:name="T16" style:family="text">
      <style:text-properties fo:font-variant="normal" fo:text-transform="none" fo:color="#000000" style:font-name="Consolas1" fo:font-size="12pt" fo:letter-spacing="normal" fo:font-style="normal" fo:font-weight="normal"/>
    </style:style>
    <style:style style:name="T17" style:family="text">
      <style:text-properties fo:font-variant="normal" fo:text-transform="none" fo:color="#000000" style:font-name="Consolas1" fo:font-size="12pt" fo:letter-spacing="normal" fo:font-style="normal" fo:font-weight="normal" officeooo:rsid="0019fc99"/>
    </style:style>
    <style:style style:name="T18" style:family="text">
      <style:text-properties fo:font-variant="normal" fo:text-transform="none" fo:color="#000000" style:font-name="Consolas1" fo:font-size="12pt" fo:letter-spacing="normal" fo:font-style="normal" fo:font-weight="normal" officeooo:rsid="001b0682"/>
    </style:style>
    <style:style style:name="T19" style:family="text">
      <style:text-properties fo:font-variant="normal" fo:text-transform="none" fo:color="#000000" style:font-name="Consolas1" fo:font-size="12pt" fo:letter-spacing="normal" fo:font-style="normal" fo:font-weight="normal" officeooo:rsid="001ccfbe"/>
    </style:style>
    <style:style style:name="T20" style:family="text">
      <style:text-properties fo:font-variant="normal" fo:text-transform="none" fo:color="#000000" style:font-name="Consolas1" fo:font-size="12pt" fo:letter-spacing="normal" fo:font-style="normal" fo:font-weight="normal" officeooo:rsid="00211e85"/>
    </style:style>
    <style:style style:name="T21" style:family="text">
      <style:text-properties fo:font-variant="normal" fo:text-transform="none" fo:color="#5f6364" style:font-name="Consolas1" fo:font-size="12pt" fo:letter-spacing="normal" fo:font-style="normal" fo:font-weight="normal"/>
    </style:style>
    <style:style style:name="T22" style:family="text">
      <style:text-properties fo:font-variant="normal" fo:text-transform="none" fo:color="#05192d" style:font-name="JetBrainsMonoNL" fo:font-size="12pt" fo:letter-spacing="normal" fo:font-style="normal" fo:font-weight="normal" fo:background-color="#efebe4" loext:char-shading-value="0" loext:padding="0cm" loext:border="none"/>
    </style:style>
    <style:style style:name="T23" style:family="text">
      <style:text-properties fo:font-variant="normal" fo:text-transform="none" fo:color="#05192d" style:font-name="JetBrainsMonoNL" fo:font-size="12pt" fo:letter-spacing="normal" fo:font-style="normal" fo:font-weight="normal" officeooo:rsid="001d8098" fo:background-color="#efebe4" loext:char-shading-value="0" loext:padding="0cm" loext:border="none"/>
    </style:style>
    <style:style style:name="T24" style:family="text">
      <style:text-properties fo:font-variant="normal" fo:text-transform="none" fo:color="#05192d" style:font-name="JetBrainsMonoNL" fo:font-size="12pt" fo:letter-spacing="normal" fo:font-style="normal" fo:font-weight="normal" officeooo:rsid="00231dc5" fo:background-color="#efebe4" loext:char-shading-value="0" loext:padding="0cm" loext:border="none"/>
    </style:style>
    <style:style style:name="T25" style:family="text">
      <style:text-properties fo:font-variant="normal" fo:text-transform="none" fo:color="#05192d" style:font-name="JetBrainsMonoNL" fo:font-size="18pt" fo:letter-spacing="normal" fo:font-style="normal" fo:font-weight="normal" officeooo:rsid="001ef02b" fo:background-color="#efebe4" loext:char-shading-value="0" style:font-size-asian="15.75pt" style:font-size-complex="18pt" loext:padding="0cm" loext:border="none"/>
    </style:style>
    <style:style style:name="T26" style:family="text">
      <style:text-properties fo:font-variant="normal" fo:text-transform="none" fo:color="#05192d" style:font-name="JetBrainsMonoNL" fo:font-size="11pt" fo:letter-spacing="normal" fo:font-style="normal" fo:font-weight="normal" officeooo:rsid="001ef02b" fo:background-color="#efebe4" loext:char-shading-value="0" style:font-size-asian="9.60000038146973pt" style:font-size-complex="11pt" loext:padding="0cm" loext:border="none"/>
    </style:style>
    <style:style style:name="T27" style:family="text">
      <style:text-properties fo:font-variant="normal" fo:text-transform="none" fo:color="#05192d" style:font-name="JetBrainsMonoNL" fo:font-size="11pt" fo:letter-spacing="normal" fo:font-style="normal" fo:font-weight="normal" officeooo:rsid="00208f0a" fo:background-color="#efebe4" loext:char-shading-value="0" style:font-size-asian="9.60000038146973pt" style:font-size-complex="11pt" loext:padding="0cm" loext:border="none"/>
    </style:style>
    <style:style style:name="T28" style:family="text">
      <style:text-properties fo:font-variant="normal" fo:text-transform="none" fo:color="#05192d" style:font-name="JetBrainsMonoNL" fo:font-size="11pt" fo:letter-spacing="normal" fo:font-style="normal" fo:font-weight="normal" officeooo:rsid="00211e85" fo:background-color="#efebe4" loext:char-shading-value="0" style:font-size-asian="9.60000038146973pt" style:font-size-complex="11pt" loext:padding="0cm" loext:border="none"/>
    </style:style>
    <style:style style:name="T29" style:family="text">
      <style:text-properties fo:font-variant="normal" fo:text-transform="none" fo:color="#111111" style:font-name="SourceSansPro" fo:font-size="12.75pt" fo:letter-spacing="normal" fo:font-style="normal" fo:font-weight="normal"/>
    </style:style>
    <style:style style:name="T30" style:family="text">
      <style:text-properties fo:font-variant="normal" fo:text-transform="none" fo:color="#111111" style:font-name="SourceSansPro" fo:font-size="12.75pt" fo:letter-spacing="normal" fo:font-style="normal" fo:font-weight="normal" officeooo:rsid="00211e85" fo:background-color="#efebe4" loext:char-shading-value="0" style:font-size-asian="9.60000038146973pt" style:font-size-complex="11pt" loext:padding="0cm" loext:border="none"/>
    </style:style>
    <style:style style:name="T31" style:family="text">
      <style:text-properties fo:font-variant="normal" fo:text-transform="none" fo:color="#2c40d0" style:font-name="SourceSansPro" fo:font-size="12.75pt" fo:letter-spacing="normal" fo:font-style="normal" style:text-underline-style="solid" style:text-underline-width="auto" style:text-underline-color="font-color" fo:font-weight="normal" officeooo:rsid="00211e85" fo:background-color="#efebe4" loext:char-shading-value="0" style:font-size-asian="9.60000038146973pt" style:font-size-complex="11pt" loext:padding="0cm" loext:border="none"/>
    </style:style>
    <style:style style:name="T32" style:family="text">
      <style:text-properties fo:font-variant="normal" fo:text-transform="none" fo:color="#0d405f" style:font-name="Noto Sans" fo:font-size="12pt" fo:letter-spacing="normal" fo:font-style="normal" fo:font-weight="normal"/>
    </style:style>
    <style:style style:name="T33" style:family="text">
      <style:text-properties fo:font-variant="normal" fo:text-transform="none" fo:color="#1f80e8" style:text-line-through-style="none" style:text-line-through-type="none" style:font-name="Noto Sans" fo:font-size="12pt" fo:letter-spacing="normal" fo:font-style="normal" style:text-underline-style="none" fo:font-weight="normal" style:text-blinking="false" fo:background-color="transparent" loext:char-shading-value="0"/>
    </style:style>
    <style:style style:name="T34" style:family="text">
      <style:text-properties fo:font-size="11pt" fo:font-weight="normal" officeooo:rsid="00183d69" style:font-size-asian="9.60000038146973pt" style:font-weight-asian="normal" style:font-size-complex="11pt" style:font-weight-complex="normal"/>
    </style:style>
    <style:style style:name="T35" style:family="text">
      <style:text-properties officeooo:rsid="00183d69"/>
    </style:style>
    <style:style style:name="T36" style:family="text">
      <style:text-properties fo:color="#000000" style:font-name="Consolas1" fo:font-size="12pt"/>
    </style:style>
    <style:style style:name="T37" style:family="text">
      <style:text-properties officeooo:rsid="001d5dbd"/>
    </style:style>
    <style:style style:name="T38" style:family="text">
      <style:text-properties fo:color="#0d405f" style:font-name="Noto Sans" fo:font-size="12pt"/>
    </style:style>
    <style:style style:name="T39" style:family="text">
      <style:text-properties fo:color="#202124" style:font-name="arial" fo:font-size="12pt"/>
    </style:style>
    <style:style style:name="T40" style:family="text">
      <style:text-properties fo:color="#202124" style:font-name="arial" fo:font-size="12pt" fo:font-weight="bold"/>
    </style:style>
    <style:style style:name="T41" style:family="text">
      <style:text-properties fo:color="#202124" style:font-name="Noto Sans" fo:font-size="12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text:p>
      <text:p text:style-name="P1"/>
      <text:p text:style-name="P1"/>
      <text:p text:style-name="P1">1)ans: d</text:p>
      <text:p text:style-name="P2">2)ans: d</text:p>
      <text:p text:style-name="P2">3)ans: c</text:p>
      <text:p text:style-name="P2">4)ans: b</text:p>
      <text:p text:style-name="P2">5)ans: d</text:p>
      <text:p text:style-name="P2">6)ans: c</text:p>
      <text:p text:style-name="P2">7)ans: d</text:p>
      <text:p text:style-name="P2">8)ans: b</text:p>
      <text:p text:style-name="P2">9)ans: <text:span text:style-name="T1">b</text:span></text:p>
      <text:p text:style-name="P3">10)ans:b,d</text:p>
      <text:p text:style-name="P3">11)ans:a</text:p>
      <text:p text:style-name="P3">12)ans:b</text:p>
      <text:p text:style-name="Text_20_body"><text:span text:style-name="T1">13)ans:</text:span><text:span text:style-name="T5">Clustering</text:span><text:span text:style-name="T2"> is very much important as it determines the intrinsic grouping among the unlabeled data present. There are no criteria for a good clustering. It depends on the user, what is the criteria they may use which satisfy their need. For instance, we could be interested in finding representatives for homogeneous groups (data reduction), in finding “natural clusters” and describe their unknown properties (“natural” data types), in finding useful and suitable groupings (“useful” data classes) or in finding unusual data objects (outlier detection). This algorithm must make some assumptions which constitute the similarity of points and each assumption make different and equally valid clusters.</text:span></text:p>
      <text:p text:style-name="P4"><text:span text:style-name="T4">14)ans:</text:span><text:bookmark text:name="para0003"/><text:span text:style-name="T3">K-means  can be significantly improved by using a better initialization technique, and by repeating (re-starting) the algorithm.</text:span></text:p>
      <text:p text:style-name="P5"><text:bookmark text:name="para0004"/>When the data has overlapping clusters, k-means can improve the results of the initialization technique.<text:span text:style-name="T35">t</text:span></text:p>
      <text:p text:style-name="P7"><text:s/></text:p>
      <text:p text:style-name="P7">SQL</text:p>
      <text:p text:style-name="P6">1)ans </text:p>
      <text:p text:style-name="P6">CREATE TABLE `customers` (</text:p>
      <text:p text:style-name="P6"><text:s text:c="2"/>`customerNumber` int(11) NOT NULL,</text:p>
      <text:p text:style-name="P6"><text:s text:c="2"/>`customerName` varchar(50) NOT NULL,</text:p>
      <text:p text:style-name="P6"><text:s text:c="2"/>`contactLastName` varchar(50) NOT NULL,</text:p>
      <text:p text:style-name="P6"><text:s text:c="2"/>`contactFirstName` varchar(50) NOT NULL,</text:p>
      <text:p text:style-name="P6"><text:s text:c="2"/>`phone` varchar(50) NOT NULL,</text:p>
      <text:p text:style-name="P6"><text:s text:c="2"/>`addressLine1` varchar(50) NOT NULL,</text:p>
      <text:p text:style-name="P6"><text:s text:c="2"/>`addressLine2` varchar(50) DEFAULT NULL,</text:p>
      <text:p text:style-name="P6"><text:soft-page-break/><text:s text:c="2"/>`city` varchar(50) NOT NULL,</text:p>
      <text:p text:style-name="P6"><text:s text:c="2"/>`state` varchar(50) DEFAULT NULL,</text:p>
      <text:p text:style-name="P6"><text:s text:c="2"/>`postalCode` varchar(15) DEFAULT NULL,</text:p>
      <text:p text:style-name="P6"><text:s text:c="2"/>`country` varchar(50) NOT NULL,</text:p>
      <text:p text:style-name="P6"><text:s text:c="2"/>`salesRepEmployeeNumber` int(11) DEFAULT NULL,</text:p>
      <text:p text:style-name="P6"><text:s text:c="2"/>`creditLimit` decimal(10,2) DEFAULT NULL,</text:p>
      <text:p text:style-name="P6">2)ans</text:p>
      <text:p text:style-name="P6"><text:s text:c="3"/>CREATE TABLE `orderdetails` (</text:p>
      <text:p text:style-name="P6"><text:s text:c="2"/>`orderNumber` int(11) NOT NULL,</text:p>
      <text:p text:style-name="P6"><text:s text:c="2"/>`productCode` varchar(15) NOT NULL,</text:p>
      <text:p text:style-name="P6"><text:s text:c="2"/>`quantityOrdered` int(11) NOT NULL,</text:p>
      <text:p text:style-name="P6"><text:s text:c="2"/>`priceEach` decimal(10,2) NOT NULL,</text:p>
      <text:p text:style-name="P6"><text:s text:c="2"/>`orderLineNumber` smallint(6) NOT NULL,</text:p>
      <text:p text:style-name="P8"><text:span text:style-name="T34">3)ans </text:span><text:span text:style-name="T6">SHOW</text:span><text:span text:style-name="T9"> </text:span><text:span text:style-name="T6">COLUMNS</text:span><text:span text:style-name="T9"> </text:span><text:span text:style-name="T6">FROM</text:span><text:span text:style-name="T9"> </text:span><text:span text:style-name="T10">Orders</text:span><text:span text:style-name="T7">;</text:span></text:p>
      <text:p text:style-name="P8"><text:span text:style-name="T8">4)ans </text:span><text:span text:style-name="Source_20_Text"><text:span text:style-name="T11">DESCRIBE </text:span></text:span><text:span text:style-name="Source_20_Text"><text:span text:style-name="T12">Orders</text:span></text:span><text:span text:style-name="Source_20_Text"><text:span text:style-name="T11">;</text:span></text:span></text:p>
      <text:p text:style-name="P10"><text:span text:style-name="Source_20_Text"><text:span text:style-name="T13">5)ans</text:span></text:span></text:p>
      <text:p text:style-name="P9"><text:span text:style-name="T14"><text:s/></text:span><text:span text:style-name="T15">SELECT </text:span><text:span text:style-name="T16">ord</text:span><text:span text:style-name="T17">erD</text:span><text:span text:style-name="T16">ate </text:span><text:span text:style-name="T17">FROM</text:span><text:span text:style-name="T14"> </text:span><text:span text:style-name="T16">orders</text:span></text:p>
      <text:p text:style-name="P11"><text:span text:style-name="T17">6)ans </text:span></text:p>
      <text:p text:style-name="P11"><text:span text:style-name="T18">SELECT</text:span><text:span text:style-name="T16"> employee</text:span><text:span text:style-name="T19">Number</text:span><text:span text:style-name="T21">,</text:span><text:span text:style-name="T16">first</text:span><text:span text:style-name="T19">N</text:span><text:span text:style-name="T16">ame</text:span><text:span text:style-name="T21">,</text:span><text:span text:style-name="T16">last</text:span><text:span text:style-name="T19">N</text:span><text:span text:style-name="T16">ame</text:span><text:span text:style-name="T21">,</text:span><text:span text:style-name="T16"> job_id <text:s/></text:span><text:span text:style-name="T19">FROM </text:span><text:span text:style-name="T16">employees </text:span></text:p>
      <text:p text:style-name="P12"><text:span text:style-name="T16">7)ans</text:span></text:p>
      <text:p text:style-name="P12"><text:span text:style-name="T16"/></text:p>
      <table:table table:name="Table1" table:style-name="Table1">
        <table:table-column table:style-name="Table1.A"/>
        <table:table-column table:style-name="Table1.B"/>
        <table:table-row>
          <table:table-cell table:style-name="Table1.A1" office:value-type="string">
            <text:p text:style-name="P38"><text:bookmark text:name="LC165"/>SELECT <text:bookmark text:name="L166"/><text:span text:style-name="T37">orderNo</text:span></text:p>
          </table:table-cell>
          <table:table-cell table:style-name="Table1.B1" office:value-type="string">
            <text:p text:style-name="P40"/>
          </table:table-cell>
        </table:table-row>
        <table:table-row>
          <table:table-cell table:style-name="Table1.A1" office:value-type="string">
            <text:p text:style-name="P41"><text:bookmark text:name="LC166"/>oder</text:p>
          </table:table-cell>
          <table:table-cell table:style-name="Table1.A1" office:value-type="string">
            <text:p text:style-name="P39">OrderNo</text:p>
          </table:table-cell>
        </table:table-row>
        <table:table-row>
          <table:table-cell table:style-name="Table1.A1" office:value-type="string">
            <text:p text:style-name="P40"><text:bookmark text:name="LC167"/></text:p>
          </table:table-cell>
          <table:table-cell table:style-name="Table1.A1" office:value-type="string">
            <text:p text:style-name="P39"><text:bookmark text:name="L168"/></text:p>
          </table:table-cell>
        </table:table-row>
        <table:table-row>
          <table:table-cell table:style-name="Table1.A1" office:value-type="string">
            <text:p text:style-name="P40"><text:bookmark text:name="LC168"/></text:p>
          </table:table-cell>
          <table:table-cell table:style-name="Table1.A1" office:value-type="string">
            <text:p text:style-name="P38">CustomerName<text:bookmark text:name="L169"/></text:p>
          </table:table-cell>
        </table:table-row>
        <table:table-row>
          <table:table-cell table:style-name="Table1.A1" office:value-type="string">
            <text:p text:style-name="P40"><text:bookmark text:name="LC169"/></text:p>
          </table:table-cell>
          <table:table-cell table:style-name="Table1.A1" office:value-type="string">
            <text:p text:style-name="P38"/>
          </table:table-cell>
        </table:table-row>
      </table:table>
      <text:p text:style-name="P13"><text:span text:style-name="T16"/></text:p>
      <text:p text:style-name="P13"><text:span text:style-name="T16">8)ans</text:span></text:p>
      <text:p text:style-name="P32"><text:span text:style-name="Source_20_Text"><text:span text:style-name="T22">SELECT </text:span></text:span><text:span text:style-name="Source_20_Text"><text:span text:style-name="T23">customerName</text:span></text:span><text:span text:style-name="Source_20_Text"><text:span text:style-name="T22">, </text:span></text:span><text:span text:style-name="Source_20_Text"><text:span text:style-name="T23">sala</text:span></text:span><text:span text:style-name="Source_20_Text"><text:span text:style-name="T24">ryE</text:span></text:span><text:span text:style-name="Source_20_Text"><text:span text:style-name="T23">mployeeName</text:span></text:span></text:p>
      <text:p text:style-name="P33"><text:soft-page-break/><text:span text:style-name="Source_20_Text"><text:span text:style-name="T22">FROM </text:span></text:span><text:span text:style-name="Source_20_Text"><text:span text:style-name="T23">table</text:span></text:span><text:span text:style-name="Source_20_Text"><text:span text:style-name="T22">;</text:span></text:span></text:p>
      <text:p text:style-name="P34"><text:span text:style-name="Source_20_Text"><text:span text:style-name="T23">9)ans</text:span></text:span></text:p>
      <text:p text:style-name="P34"><text:span text:style-name="Source_20_Text"><text:span text:style-name="T23">SELECT date,totalpaymentAmount</text:span></text:span></text:p>
      <text:p text:style-name="P34"><text:span text:style-name="Source_20_Text"><text:span text:style-name="T23">FROM payments</text:span></text:span></text:p>
      <text:p text:style-name="P34"><text:span text:style-name="Source_20_Text"><text:span text:style-name="T23">10)ans </text:span></text:span></text:p>
      <text:p text:style-name="P34"><text:span text:style-name="Source_20_Text"><text:span text:style-name="T23">SELECT P.pro_name AS "Product Name", </text:span></text:span></text:p>
      <text:p text:style-name="P34"><text:span text:style-name="Source_20_Text"><text:span text:style-name="T23"><text:s text:c="13"/>msrp AS "Price", </text:span></text:span></text:p>
      <text:p text:style-name="P34"><text:span text:style-name="Source_20_Text"><text:span text:style-name="T23"><text:s text:c="12"/>productDescrition AS "description"</text:span></text:span></text:p>
      <text:p text:style-name="P34"><text:span text:style-name="Source_20_Text"><text:span text:style-name="T23"><text:s text:c="3"/></text:span></text:span></text:p>
      <text:p text:style-name="P34"><text:span text:style-name="Source_20_Text"><text:span text:style-name="T23">FROM payments</text:span></text:span></text:p>
      <text:p text:style-name="P34"><text:span text:style-name="Source_20_Text"><text:span text:style-name="T23">11)ans</text:span></text:span></text:p>
      <text:p text:style-name="P34"><text:span text:style-name="Source_20_Text"><text:span text:style-name="T23"/></text:span></text:p>
      <text:p text:style-name="P34"><text:span text:style-name="Source_20_Text"><text:span text:style-name="T23"/></text:span></text:p>
      <text:p text:style-name="P34"><text:span text:style-name="Source_20_Text"><text:span text:style-name="T23"/></text:span></text:p>
      <text:p text:style-name="P35"><text:span text:style-name="Source_20_Text"><text:span text:style-name="T25">STATIATICS</text:span></text:span></text:p>
      <text:p text:style-name="P35"><text:span text:style-name="Source_20_Text"><text:span text:style-name="T26">1)ans b</text:span></text:span></text:p>
      <text:p text:style-name="P35"><text:span text:style-name="Source_20_Text"><text:span text:style-name="T26">2)ans </text:span></text:span><text:span text:style-name="Source_20_Text"><text:span text:style-name="T27">c</text:span></text:span></text:p>
      <text:p text:style-name="P36"><text:span text:style-name="Source_20_Text"><text:span text:style-name="T27">3)ans a</text:span></text:span></text:p>
      <text:p text:style-name="P36"><text:span text:style-name="Source_20_Text"><text:span text:style-name="T27">4)ans a</text:span></text:span></text:p>
      <text:p text:style-name="P36"><text:span text:style-name="Source_20_Text"><text:span text:style-name="T27">5)ans c</text:span></text:span></text:p>
      <text:p text:style-name="P36"><text:span text:style-name="Source_20_Text"><text:span text:style-name="T27">6)ans b</text:span></text:span></text:p>
      <text:p text:style-name="P36"><text:span text:style-name="Source_20_Text"><text:span text:style-name="T27">7)ans b</text:span></text:span></text:p>
      <text:p text:style-name="P36"><text:span text:style-name="Source_20_Text"><text:span text:style-name="T27">8)ans b</text:span></text:span></text:p>
      <text:p text:style-name="P36"><text:span text:style-name="Source_20_Text"><text:span text:style-name="T27">9)ans </text:span></text:span><text:span text:style-name="Source_20_Text"><text:span text:style-name="T28">a</text:span></text:span></text:p>
      <text:p text:style-name="P37"><text:span text:style-name="Source_20_Text"><text:span text:style-name="T28">10)ans </text:span></text:span><text:bookmark text:name="mntl-sc-block_1-0-1"/><text:span text:style-name="Source_20_Text"><text:span text:style-name="T30">Bayes' theorem, named after 18th-century British mathematician Thomas Bayes, is a mathematical formula for determining conditional probability. Conditional probability is the likelihood of an outcome occurring, based on a previous outcome occurring. Bayes' theorem provides a way to revise existing predictions or theories (update probabilities) given new or additional evidence. In finance, Bayes' theorem can be used to rate the risk of lending money to potential borrowers.</text:span></text:span></text:p>
      <text:section text:style-name="Sect1" text:name="mntl-sc-block_1-0-2">
        <text:p text:style-name="P17"/>
      </text:section>
      <text:p text:style-name="P18"><text:bookmark text:name="mntl-sc-block_1-0-3"/>Bayes' theorem is also called Bayes' Rule or Bayes' Law and is the foundation of the field of Bayesian statistics.</text:p>
      <text:section text:style-name="Sect1" text:name="mntl-sc-block_1-0-4">
        <text:p text:style-name="P16"/>
        <text:section text:style-name="Sect1" text:name="mntl-block_21-0">
          <text:p text:style-name="P28"><text:soft-page-break/><text:span text:style-name="Source_20_Text"><text:span text:style-name="T28"/></text:span></text:p>
        </text:section>
      </text:section>
      <text:p text:style-name="P14"><text:span text:style-name="T16">11)ans</text:span></text:p>
      <text:p text:style-name="P15"><text:span text:style-name="T36"><text:line-break/>A Z-Score is a statistical measurement of a score's relationship to the mean in a group of scores.</text:span></text:p>
      <text:list xml:id="list1879032076" text:style-name="L2">
        <text:list-item>
          <text:p text:style-name="P22">A Z-score can reveal to a trader if a value is typical for a specified data set or if it is atypical.</text:p>
        </text:list-item>
      </text:list>
      <text:list xml:id="list4059413843" text:style-name="L3">
        <text:list-item>
          <text:p text:style-name="P27"><text:span text:style-name="T29">In general, a Z-score below 1.8 suggests a company might be headed for bankruptcy, while a score closer to 3 suggests a company is in solid financial positioning.</text:span></text:p>
        </text:list-item>
      </text:list>
      <text:p text:style-name="P26"><text:span text:style-name="T20"/></text:p>
      <text:p text:style-name="P21"><text:span text:style-name="T16">12)ans</text:span></text:p>
      <text:p text:style-name="P21"><text:span text:style-name="T32">A t-test is a </text:span><text:a xlink:type="simple" xlink:href="https://www.scribbr.com/statistics/statistical-tests/" text:style-name="Internet_20_link" text:visited-style-name="Visited_20_Internet_20_Link">statistical tes</text:a><text:span text:style-name="T33">t</text:span><text:span text:style-name="T32"> that is used to compare the </text:span><text:a xlink:type="simple" xlink:href="https://www.scribbr.com/statistics/mean/" text:style-name="Internet_20_link" text:visited-style-name="Visited_20_Internet_20_Link"><text:span text:style-name="T33">means</text:span></text:a><text:span text:style-name="T32"> of two groups. It is often used in </text:span><text:a xlink:type="simple" xlink:href="https://www.scribbr.com/statistics/hypothesis-testing/" text:style-name="Internet_20_link" text:visited-style-name="Visited_20_Internet_20_Link"><text:span text:style-name="T33">hypothesis testing</text:span></text:a><text:span text:style-name="T32"> to determine whether a process or treatment actually has an effect on the population of interest, or whether two groups are different from one another.</text:span></text:p>
      <text:p text:style-name="P21"><text:span text:style-name="T32">13) ans</text:span></text:p>
      <text:p text:style-name="P25"><text:span text:style-name="T38">In statistics, a percentile is a score below which a given percentage of scores in its frequency distribution falls or a score at or below which a given percentage falls. For example, the 50th percentile is the score below which or at or below which 50% of the scores in the distribution may be found</text:span></text:p>
      <text:p text:style-name="P25"><text:span text:style-name="T38">14)ans</text:span></text:p>
      <text:p text:style-name="P23"><text:span text:style-name="T38">Analysis of variance (ANOVA) is an analysis tool used in statistics that splits an observed aggregate variability found inside a data set into two parts: systematic factors and random factors. The systematic factors have a statistical influence on the given data set, while the random factors do not. Analysts use the ANOVA test to determine the influence that independent variables have on the dependent variable in a regression study.</text:span></text:p>
      <text:p text:style-name="P23"><text:span text:style-name="T38">15)ans </text:span></text:p>
      <text:p text:style-name="P23"><text:span text:style-name="T40">ANOVA</text:span><text:span text:style-name="T41"> </text:span><text:span text:style-name="T39">is </text:span><text:span text:style-name="T40">helpful</text:span><text:span text:style-name="T41"> </text:span><text:span text:style-name="T39">for testing three or more variables. It is similar to multiple two-sample t-tests. However, it results in fewer type I errors and is appropriate for a range of issues. </text:span><text:span text:style-name="T40">ANOVA</text:span><text:span text:style-name="T41"> </text:span><text:span text:style-name="T39">groups differences by comparing the means of each group and includes spreading out the variance into diverse sources.</text:span></text:p>
      <text:p text:style-name="P24"/>
      <text:p text:style-name="P21"><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JetBrainsMonoNL" svg:font-family="JetBrainsMonoNL, monospace"/>
    <style:font-face style:name="Lohit Devanagari1" svg:font-family="'Lohit Devanagari'"/>
    <style:font-face style:name="Noto Sans" svg:font-family="'Noto Sans', sans-serif"/>
    <style:font-face style:name="SFMono-Regular" svg:font-family="SFMono-Regular, Consolas, 'Liberation Mono', Menlo, monospace"/>
    <style:font-face style:name="SourceSansPro" svg:font-family="SourceSansPro, sans-serif"/>
    <style:font-face style:name="arial" svg:font-family="arial, sans-serif"/>
    <style:font-face style:name="inherit" svg:font-family="inherit"/>
    <style:font-face style:name="monospace" svg:font-family="monospace, monospace"/>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4T12:44:37.500565023</meta:creation-date>
    <dc:date>2021-04-14T19:18:23.456605347</dc:date>
    <meta:editing-duration>PT1H29M17S</meta:editing-duration>
    <meta:editing-cycles>4</meta:editing-cycles>
    <meta:generator>LibreOffice/6.0.7.3$Linux_X86_64 LibreOffice_project/00m0$Build-3</meta:generator>
    <meta:document-statistic meta:table-count="1" meta:image-count="0" meta:object-count="0" meta:page-count="4" meta:paragraph-count="88" meta:word-count="699" meta:character-count="4643" meta:non-whitespace-character-count="3953"/>
  </office:meta>
</office:document-meta>
</file>